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bcb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System Recovery</text:p>
      <text:p text:style-name="P3"/>
      <text:p text:style-name="P3">A disk crash can cause inconsistencies among on-disk file-system data structures in addition to the actual corruption of data. Different approaches to file system recovery are listed below</text:p>
      <text:p text:style-name="P3"/>
      <text:p text:style-name="P1">Consistency checking</text:p>
      <text:list xml:id="list991526322" text:style-name="L1">
        <text:list-item>
          <text:p text:style-name="P4">The file system runs a consistency checker which scans all its metadata to confirm or deny the consistency of the system. </text:p>
        </text:list-item>
        <text:list-item>
          <text:p text:style-name="P4">A file system can record its state within the file-system metadata at the start of any metadata change as <text:span text:style-name="T2">one of </text:span>flux. The state is changed to stable upon the successful completion of the metadata operation. The consistency checker is run only if the state is in flux.</text:p>
        </text:list-item>
        <text:list-item>
          <text:p text:style-name="P4">The consistency checker itself compares the data in the directory structure with the data blocks on disk and tries to fix any inconsistencies it finds. The allocation and free-space-management algorithms dictate what types of problems the checker can find and how successful it will be in fixing them.</text:p>
          <text:list>
            <text:list-item>
              <text:p text:style-name="P4">If linked allocation is used the entire file can be reconstructed from the data blocks and the directory structure can be recreated.</text:p>
            </text:list-item>
            <text:list-item>
              <text:p text:style-name="P4">The loss of a directory entry cannot be recreated if an indexed file system is used as data blocks have no knowledge of each other.</text:p>
            </text:list-item>
          </text:list>
        </text:list-item>
        <text:list-item>
          <text:p text:style-name="P4">Examples of consistency checkers</text:p>
          <text:list>
            <text:list-header>
              <text:p text:style-name="P4">The program fcsk in unix and chkdsk in Windows.</text:p>
            </text:list-header>
          </text:list>
        </text:list-item>
        <text:list-item>
          <text:p text:style-name="P4">Disadvantages</text:p>
          <text:list>
            <text:list-item>
              <text:p text:style-name="P4">Inconsistencies might be unrepairable.</text:p>
            </text:list-item>
            <text:list-item>
              <text:p text:style-name="P4">Consistency checking can require human intervention to resolve conflicts.</text:p>
            </text:list-item>
            <text:list-item>
              <text:p text:style-name="P4">Consistency checks take system and clock time</text:p>
            </text:list-item>
          </text:list>
        </text:list-item>
      </text:list>
      <text:p text:style-name="P3"/>
      <text:p text:style-name="P1">Log structured file-system or journaling file system</text:p>
      <text:list xml:id="list454595691" text:style-name="L2">
        <text:list-item>
          <text:p text:style-name="P5">All changes to file system structures are written sequentially to a log. A set of operations performing a specific task is a transaction.</text:p>
        </text:list-item>
        <text:list-item>
          <text:p text:style-name="P5">Once such a set of operations are written to this log, they are considered to be committed, and the system call can return to the user process.</text:p>
        </text:list-item>
        <text:list-item>
          <text:p text:style-name="P5">Parallely these log file entries are replayed across the actual file system data structures, thus updating them.</text:p>
        </text:list-item>
        <text:list-item>
          <text:p text:style-name="P5">As the actual data structures are updated, a pointer pointing to log entries is updated to indicate which actions are complete and which are incomplete. When an entire committed transaction is completed, it is removed from the log file, which is actually a circular buffer. The log may be in a separate section of the file system or even under a separate disk spindle. It is more efficient to have it under separate read and write heads, thereby decreasing head contention and seek times.</text:p>
        </text:list-item>
        <text:list-item>
          <text:p text:style-name="P5">If the file system crashes, the log file will show all committed but not completed to the file-system transactions. They can now be completed, thus maintaining the sanctity of the file-system data structures</text:p>
        </text:list-item>
        <text:list-item>
          <text:p text:style-name="P5"><text:span text:style-name="T1">Advantage</text:span> : Metadata updates proceed much faster then when they are applied directly to the on-disk data structures. The reason for the improvements is the sequential I/O of writing to the log file of the log-structured filesystem compared to the random synchronous writes to the disk. The less costly synchronous sequential writes are later replayed asynchronously via random writes to the appropriate structures.</text:p>
        </text:list-item>
        <text:list-item>
          <text:p text:style-name="P5">Examples of log-structured file systems – NTFS, Veritas file system</text:p>
        </text:list-item>
      </text:list>
      <text:p text:style-name="P3"/>
      <text:p text:style-name="P1">Explain why logging metadata updates ensures recovery of a file system after a file system crash. </text:p>
      <text:p text:style-name="P3"><text:soft-page-break/>For a file system to be recoverable after a crash, it must be consistent or must be able to be made consistent. Therefore, we have to prove that logging metadata updates keeps the file system in a consistent or able-to-be-consistent state. For a file system to become inconsistent, the metadata must be written incompletely or in the wrong order to the file system data structures. With metadata logging, the writes are made to a sequential log. The complete transaction is written there before it is moved to the file system structures. If the system crashes during file system data updates, the updates can be completed based on the information in the log. Thus, logging ensures that file <text:s text:c="4"/>system changes are made completely (either before or after a crash). The order of the changes are guaranteed to be correct because of the sequential writes to the log. If a change was made incompletely to the log, it is discarded, with no changes made to the file system structures. <text:s text:c="3"/>Therefore, the structures are either consistent or can be trivially made consistent via metadata logging replay.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8-03T13:52:28</meta:creation-date>
    <dc:date>2013-01-23T11:41:16</dc:date>
    <dc:creator>Kempa </dc:creator>
    <meta:editing-duration>PT3H47M15S</meta:editing-duration>
    <meta:editing-cycles>16</meta:editing-cycles>
    <meta:generator>LibreOffice/3.6$Linux_x86 LibreOffice_project/360m1$Build-2</meta:generator>
    <meta:document-statistic meta:table-count="0" meta:image-count="0" meta:object-count="0" meta:page-count="2" meta:paragraph-count="24" meta:word-count="712" meta:character-count="4260" meta:non-whitespace-character-count="3580"/>
  </office:meta>
</office:document-meta>
</file>